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6*"/>
    </style:style>
    <style:style style:name="Tabla1.B" style:family="table-column">
      <style:table-column-properties style:column-width="3.517cm" style:rel-column-width="13107*"/>
    </style:style>
    <style:style style:name="Tabla1.E" style:family="table-column">
      <style:table-column-properties style:column-width="3.519cm" style:rel-column-width="1310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e373" officeooo:paragraph-rsid="0002e373"/>
    </style:style>
    <style:style style:name="P2" style:family="paragraph" style:parent-style-name="Table_20_Contents">
      <style:text-properties officeooo:rsid="0002e373" officeooo:paragraph-rsid="0002e373"/>
    </style:style>
    <style:style style:name="P3" style:family="paragraph" style:parent-style-name="Table_20_Contents">
      <style:text-properties officeooo:rsid="0003e35e" officeooo:paragraph-rsid="0003e35e"/>
    </style:style>
    <style:style style:name="P4" style:family="paragraph" style:parent-style-name="Table_20_Contents">
      <style:text-properties officeooo:rsid="0003f585" officeooo:paragraph-rsid="0003f585"/>
    </style:style>
    <style:style style:name="P5" style:family="paragraph" style:parent-style-name="Table_20_Contents">
      <style:text-properties officeooo:rsid="00093d7e" officeooo:paragraph-rsid="00093d7e"/>
    </style:style>
    <style:style style:name="P6" style:family="paragraph" style:parent-style-name="Table_20_Contents">
      <style:text-properties officeooo:rsid="0009ab7d" officeooo:paragraph-rsid="0009ab7d"/>
    </style:style>
    <style:style style:name="P7" style:family="paragraph" style:parent-style-name="Table_20_Contents">
      <style:text-properties officeooo:rsid="000aa430" officeooo:paragraph-rsid="000aa430"/>
    </style:style>
    <style:style style:name="P8" style:family="paragraph" style:parent-style-name="Table_20_Contents">
      <style:text-properties officeooo:rsid="000b5193" officeooo:paragraph-rsid="000b5193"/>
    </style:style>
    <style:style style:name="P9" style:family="paragraph" style:parent-style-name="Table_20_Contents">
      <style:text-properties officeooo:rsid="000b7848" officeooo:paragraph-rsid="000b7848"/>
    </style:style>
    <style:style style:name="P10" style:family="paragraph" style:parent-style-name="Table_20_Contents">
      <style:text-properties officeooo:rsid="000cc380" officeooo:paragraph-rsid="000cc380"/>
    </style:style>
    <style:style style:name="P11" style:family="paragraph" style:parent-style-name="Table_20_Contents">
      <style:text-properties officeooo:rsid="000e4cef" officeooo:paragraph-rsid="000e4cef"/>
    </style:style>
    <style:style style:name="P12" style:family="paragraph" style:parent-style-name="Table_20_Contents">
      <style:text-properties officeooo:rsid="000b5193" officeooo:paragraph-rsid="000b5193"/>
    </style:style>
    <style:style style:name="P13" style:family="paragraph" style:parent-style-name="Table_20_Contents">
      <style:text-properties officeooo:rsid="000e9915" officeooo:paragraph-rsid="000e9915"/>
    </style:style>
    <style:style style:name="P14" style:family="paragraph" style:parent-style-name="Table_20_Contents">
      <style:text-properties officeooo:rsid="000e9915" officeooo:paragraph-rsid="000e9915" fo:background-color="#81d41a"/>
    </style:style>
    <style:style style:name="P15" style:family="paragraph" style:parent-style-name="Table_20_Contents">
      <style:text-properties officeooo:rsid="000e9915" officeooo:paragraph-rsid="000e9915" fo:background-color="#ff7b59"/>
    </style:style>
    <style:style style:name="P16" style:family="paragraph" style:parent-style-name="Table_20_Contents">
      <style:text-properties officeooo:rsid="000f424d" officeooo:paragraph-rsid="000f424d"/>
    </style:style>
    <style:style style:name="P17" style:family="paragraph" style:parent-style-name="Table_20_Contents">
      <style:text-properties officeooo:rsid="000fd8a5" officeooo:paragraph-rsid="000fd8a5"/>
    </style:style>
    <style:style style:name="P18" style:family="paragraph" style:parent-style-name="Table_20_Contents">
      <style:text-properties officeooo:rsid="0010fbbf" officeooo:paragraph-rsid="0010fbbf"/>
    </style:style>
    <style:style style:name="P19" style:family="paragraph" style:parent-style-name="Table_20_Contents">
      <style:text-properties officeooo:rsid="00126e19" officeooo:paragraph-rsid="00126e19"/>
    </style:style>
    <style:style style:name="P20" style:family="paragraph" style:parent-style-name="Table_20_Contents">
      <style:text-properties officeooo:rsid="000aa430" officeooo:paragraph-rsid="000aa430"/>
    </style:style>
    <style:style style:name="P21" style:family="paragraph" style:parent-style-name="Table_20_Contents">
      <style:text-properties officeooo:rsid="0013e7bc" officeooo:paragraph-rsid="0013e7bc"/>
    </style:style>
    <style:style style:name="P22" style:family="paragraph" style:parent-style-name="Table_20_Contents">
      <style:text-properties officeooo:rsid="00159e80" officeooo:paragraph-rsid="00159e80"/>
    </style:style>
    <style:style style:name="P23" style:family="paragraph" style:parent-style-name="Table_20_Contents">
      <style:text-properties officeooo:rsid="0016e0d0" officeooo:paragraph-rsid="0016e0d0"/>
    </style:style>
    <style:style style:name="P24" style:family="paragraph" style:parent-style-name="Table_20_Contents">
      <style:text-properties officeooo:rsid="00184a73" officeooo:paragraph-rsid="00184a73"/>
    </style:style>
    <style:style style:name="T1" style:family="text">
      <style:text-properties officeooo:rsid="0003e35e"/>
    </style:style>
    <style:style style:name="T2" style:family="text">
      <style:text-properties officeooo:rsid="0005aed9"/>
    </style:style>
    <style:style style:name="T3" style:family="text">
      <style:text-properties officeooo:rsid="0005ffa1"/>
    </style:style>
    <style:style style:name="T4" style:family="text">
      <style:text-properties officeooo:rsid="00075540"/>
    </style:style>
    <style:style style:name="T5" style:family="text">
      <style:text-properties officeooo:rsid="000e9915"/>
    </style:style>
    <style:style style:name="T6" style:family="text">
      <style:text-properties officeooo:rsid="0010fbbf"/>
    </style:style>
    <style:style style:name="T7" style:family="text">
      <style:text-properties officeooo:rsid="00184a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LET RECOGNITION</text:p>
      <text:p text:style-name="P1"/>
      <text:p text:style-name="P1">Approaches for pallet recognition without machine learning: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E"/>
        <table:table-row table:style-name="TableLine1604903430976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advantages</text:p>
          </table:table-cell>
          <table:table-cell table:style-name="Tabla1.A1" office:value-type="string">
            <text:p text:style-name="P3">disadvantages</text:p>
          </table:table-cell>
          <table:table-cell table:style-name="Tabla1.E1" office:value-type="string">
            <text:p text:style-name="P3"/>
          </table:table-cell>
        </table:table-row>
        <table:table-row table:style-name="TableLine1604903436688">
          <table:table-cell table:style-name="Tabla1.A2" office:value-type="string">
            <text:p text:style-name="P2">Ultrasonic sensors</text:p>
          </table:table-cell>
          <table:table-cell table:style-name="Tabla1.A2" office:value-type="string">
            <text:p text:style-name="P2">Can be used to detect the presence or position of an object or measure the dista<text:span text:style-name="T1">nc</text:span>e</text:p>
          </table:table-cell>
          <table:table-cell table:style-name="Tabla1.A2" office:value-type="string">
            <text:p text:style-name="P8">Detect objects of various shapes, sizes and materials</text:p>
            <text:p text:style-name="P8"/>
            <text:p text:style-name="P14">for non contact detection with low cost</text:p>
          </table:table-cell>
          <table:table-cell table:style-name="Tabla1.A2" office:value-type="string">
            <text:p text:style-name="P9">Limited testing distance: limited range </text:p>
            <text:p text:style-name="P9"/>
            <text:p text:style-name="P9">innacurate readings: can be affected by atmospheric movements and noise</text:p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903431248">
          <table:table-cell table:style-name="Tabla1.A2" office:value-type="string">
            <text:p text:style-name="P3">Photoelectric sensor</text:p>
          </table:table-cell>
          <table:table-cell table:style-name="Tabla1.A2" office:value-type="string">
            <text:p text:style-name="P7">Uses light to detect objects and can be used to detect objects of various shapes, sizes and colors</text:p>
          </table:table-cell>
          <table:table-cell table:style-name="Tabla1.A2" office:value-type="string">
            <text:p text:style-name="P10">Longer sensing range than ultrasonic sensors</text:p>
            <text:p text:style-name="P10"/>
            <text:p text:style-name="P10">fast response time</text:p>
            <text:p text:style-name="P10"/>
            <text:p text:style-name="P10">reliable detection: are not affected by color, gloss or inclination</text:p>
            <text:p text:style-name="P10"/>
            <text:p text:style-name="P10">less costly than other types of senso<text:span text:style-name="T5">r</text:span>s</text:p>
            <text:p text:style-name="P10"/>
            <text:p text:style-name="P14">longer sensing range with fast response</text:p>
          </table:table-cell>
          <table:table-cell table:style-name="Tabla1.A2" office:value-type="string">
            <text:p text:style-name="P11">Require separate transmitter and receiver units</text:p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903431520">
          <table:table-cell table:style-name="Tabla1.A2" office:value-type="string">
            <text:p text:style-name="P3">LiDAR</text:p>
          </table:table-cell>
          <table:table-cell table:style-name="Tabla1.A2" office:value-type="string">
            <text:p text:style-name="P8">Remote sensing technology that uses a laser light to measure distances and creates 3D models of objects</text:p>
          </table:table-cell>
          <table:table-cell table:style-name="Tabla1.A2" office:value-type="string">
            <text:p text:style-name="P11">High accuracy</text:p>
            <text:p text:style-name="P11"/>
            <text:p text:style-name="P11">longer sensing range than other types of sensors</text:p>
            <text:p text:style-name="P11"/>
            <text:p text:style-name="P11">fast response time</text:p>
            <text:p text:style-name="P11"/>
            <text:p text:style-name="P11">reliable detection</text:p>
            <text:p text:style-name="P11"/>
            <text:p text:style-name="P11">easy to install</text:p>
            <text:p text:style-name="P11"/>
            <text:p text:style-name="P15">long range detection with high <text:soft-page-break/>accuracy and reliability in harsh environments</text:p>
          </table:table-cell>
          <table:table-cell table:style-name="Tabla1.A2" office:value-type="string">
            <text:p text:style-name="P11">High operating costs in some applications</text:p>
            <text:p text:style-name="P11"/>
            <text:p text:style-name="P11">reflectivity limitations</text:p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903433696">
          <table:table-cell table:style-name="Tabla1.A2" office:value-type="string">
            <text:p text:style-name="P3">RGBD sensor</text:p>
          </table:table-cell>
          <table:table-cell table:style-name="Tabla1.A2" office:value-type="string">
            <text:p text:style-name="P4">Provides both color(RGB) and depth(D) data which can be used for object recognition and detection</text:p>
          </table:table-cell>
          <table:table-cell table:style-name="Tabla1.A2" office:value-type="string">
            <text:p text:style-name="P13">High accuracy</text:p>
            <text:p text:style-name="P13"/>
            <text:p text:style-name="P13">fast response time</text:p>
            <text:p text:style-name="P13"/>
            <text:p text:style-name="P13">reliable detection</text:p>
            <text:p text:style-name="P13"/>
            <text:p text:style-name="P13">easy to install</text:p>
            <text:p text:style-name="P13"/>
            <text:p text:style-name="P13">flexibility</text:p>
          </table:table-cell>
          <table:table-cell table:style-name="Tabla1.A2" office:value-type="string">
            <text:p text:style-name="P16">Limited range </text:p>
            <text:p text:style-name="P16"/>
            <text:p text:style-name="P16">susceptibility to interference: external light sources</text:p>
            <text:p text:style-name="P16"/>
            <text:p text:style-name="P16">cost</text:p>
            <text:p text:style-name="P16"/>
            <text:p text:style-name="P16">complexity</text:p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903431792">
          <table:table-cell table:style-name="Tabla1.A2" office:value-type="string">
            <text:p text:style-name="P4">2D laser rangefinder (LRF)</text:p>
          </table:table-cell>
          <table:table-cell table:style-name="Tabla1.A2" office:value-type="string">
            <text:p text:style-name="P4">These sensors emit laser beams that bounce off objects and return to the sensor. The time <text:span text:style-name="T2">it takes for the beam </text:span><text:span text:style-name="T3">to return </text:span><text:span text:style-name="T4">is used to calculate the distance between the sensor and the object</text:span></text:p>
          </table:table-cell>
          <table:table-cell table:style-name="Tabla1.A2" office:value-type="string">
            <text:p text:style-name="P16">High accuracy: even in low light conditions: simple wiring and optical axis adjustments</text:p>
            <text:p text:style-name="P16"/>
            <text:p text:style-name="P16">fast response time</text:p>
            <text:p text:style-name="P16"/>
            <text:p text:style-name="P16">reliable detection</text:p>
            <text:p text:style-name="P16"/>
            <text:p text:style-name="P16">easy to install</text:p>
          </table:table-cell>
          <table:table-cell table:style-name="Tabla1.A2" office:value-type="string">
            <text:p text:style-name="P16">Limited range: not suitable for detecting objects from a distances</text:p>
            <text:p text:style-name="P16"/>
            <text:p text:style-name="P16">susceptibility to interference: external light sources</text:p>
            <text:p text:style-name="P16"/>
            <text:p text:style-name="P16">cost</text:p>
            <text:p text:style-name="P16"/>
            <text:p text:style-name="P16">complexity</text:p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903432064">
          <table:table-cell table:style-name="Tabla1.A2" office:value-type="string">
            <text:p text:style-name="P4">Hall effect sensors</text:p>
          </table:table-cell>
          <table:table-cell table:style-name="Tabla1.A2" office:value-type="string">
            <text:p text:style-name="P4"><text:span text:style-name="T7">Contactless magnetic sensors that can detect the strength and direction of a magnetic field produced from a permanent magnet or an electromagnet with its</text:span> <text:span text:style-name="T7">output varying proportion to the strength of the magnetic field being detected</text:span></text:p>
          </table:table-cell>
          <table:table-cell table:style-name="Tabla1.A2" office:value-type="string">
            <text:p text:style-name="P17">High accuracy: even in low-light conditions</text:p>
            <text:p text:style-name="P17"/>
            <text:p text:style-name="P17">fast response time: high speed applications</text:p>
            <text:p text:style-name="P17"/>
            <text:p text:style-name="P17">reliable detection: not affected by object color, gloss or inclination</text:p>
            <text:p text:style-name="P17"/>
            <text:p text:style-name="P17">easy to install</text:p>
          </table:table-cell>
          <table:table-cell table:style-name="Tabla1.A2" office:value-type="string">
            <text:p text:style-name="P17">Requirement of separate magnet for its operation</text:p>
            <text:p text:style-name="P17"/>
            <text:p text:style-name="P17">the open collector <text:span text:style-name="T6">ou</text:span>tput is limited to about 20mA <text:s/>or less</text:p>
            <text:p text:style-name="P17"/>
            <text:p text:style-name="P18">it may be vulnerable to magnetic fields</text:p>
            <text:p text:style-name="P17"/>
            <text:p text:style-name="P24">expensive</text:p>
            <text:p text:style-name="P17"/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801867248">
          <table:table-cell table:style-name="Tabla1.A2" office:value-type="string">
            <text:p text:style-name="P4">camera</text:p>
          </table:table-cell>
          <table:table-cell table:style-name="Tabla1.A2" office:value-type="string">
            <text:p text:style-name="P4">Sensors use cameras to capture images of the environment and then use computer vision algorithms <text:soft-page-break/>to detect pallets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801872416">
          <table:table-cell table:style-name="Tabla1.A2" office:value-type="string">
            <text:p text:style-name="P5">Electro-mechanical limit switch</text:p>
          </table:table-cell>
          <table:table-cell table:style-name="Tabla1.A2" office:value-type="string">
            <text:p text:style-name="P6">Contains a sensitive micro switch that changes state when a mechanical actuator is displaced bu the detected object</text:p>
          </table:table-cell>
          <table:table-cell table:style-name="Tabla1.A2" office:value-type="string">
            <text:p text:style-name="P18">CAN BE USED TO DETECT THE PRECISE POSITION OF A MOVING OBJECT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801872688">
          <table:table-cell table:style-name="Tabla1.A2" office:value-type="string">
            <text:p text:style-name="P7">Pneumatic sensor</text:p>
          </table:table-cell>
          <table:table-cell table:style-name="Tabla1.A2" office:value-type="string">
            <text:p text:style-name="P7">Utilize compressed air and a sensitive diaphragm value to detect the presence of objects. This pressure change is detected by a downstream diaphragm switch that produces an electrical control signal</text:p>
          </table:table-cell>
          <table:table-cell table:style-name="Tabla1.A2" office:value-type="string">
            <text:p text:style-name="P19">Inexpensive</text:p>
            <text:p text:style-name="P19"/>
            <text:p text:style-name="P19">clean: do not produce any electrical noise or electromagnetic interference</text:p>
            <text:p text:style-name="P19"/>
            <text:p text:style-name="P19">safe and easy to operate</text:p>
          </table:table-cell>
          <table:table-cell table:style-name="Tabla1.A2" office:value-type="string">
            <text:p text:style-name="P19">Lack precision controls: <text:span text:style-name="T7">not high accuracy</text:span></text:p>
            <text:p text:style-name="P19"/>
            <text:p text:style-name="P19">sensitive to vibrations</text:p>
            <text:p text:style-name="P19"/>
            <text:p text:style-name="P19">loud and noisy</text:p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801877856">
          <table:table-cell table:style-name="Tabla1.A2" office:value-type="string">
            <text:p text:style-name="P7">Capacitive sensor</text:p>
          </table:table-cell>
          <table:table-cell table:style-name="Tabla1.A2" office:value-type="string">
            <text:p text:style-name="P7">Detect objects by measuring changes in capacitance caused by the presence of an object in their sensing area</text:p>
          </table:table-cell>
          <table:table-cell table:style-name="Tabla1.A2" office:value-type="string">
            <text:p text:style-name="P7">Ideal for detecting non metallic objects such as liquids, plastics and powders</text:p>
            <text:p text:style-name="P7"/>
            <text:p text:style-name="P21">can detect through containers</text:p>
            <text:p text:style-name="P21"/>
            <text:p text:style-name="P21">simple in construction and adjustable</text:p>
            <text:p text:style-name="P21"/>
            <text:p text:style-name="P21">lower in cost</text:p>
            <text:p text:style-name="P21"/>
            <text:p text:style-name="P21">higher sensitivity</text:p>
            <text:p text:style-name="P21"/>
            <text:p text:style-name="P21">good resolution</text:p>
          </table:table-cell>
          <table:table-cell table:style-name="Tabla1.A2" office:value-type="string">
            <text:p text:style-name="P21">Sensitive to changes in environmental conditions</text:p>
            <text:p text:style-name="P21"/>
            <text:p text:style-name="P21">measurement of capacitance is hard</text:p>
            <text:p text:style-name="P21"/>
            <text:p text:style-name="P21">not so accurate compared to an inductive sensor</text:p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1604801878128">
          <table:table-cell table:style-name="Tabla1.A2" office:value-type="string">
            <text:p text:style-name="P8">Inductive sensor</text:p>
          </table:table-cell>
          <table:table-cell table:style-name="Tabla1.A2" office:value-type="string">
            <text:p text:style-name="P8">Detect metallic objects such as screws, bolts and metallic parts</text:p>
          </table:table-cell>
          <table:table-cell table:style-name="Tabla1.A2" office:value-type="string">
            <text:p text:style-name="P22">Reliability</text:p>
            <text:p text:style-name="P22"/>
            <text:p text:style-name="P22">high sensitivity</text:p>
            <text:p text:style-name="P22"/>
            <text:p text:style-name="P22"><text:s/>predictable results and performance</text:p>
            <text:p text:style-name="P22"/>
            <text:p text:style-name="P22">can withstand <text:soft-page-break/>harsh environmental conditions</text:p>
          </table:table-cell>
          <table:table-cell table:style-name="Tabla1.A2" office:value-type="string">
            <text:p text:style-name="P23">Limited sensing rangefinder</text:p>
            <text:p text:style-name="P23"/>
            <text:p text:style-name="P23">large size</text:p>
            <text:p text:style-name="P23"/>
            <text:p text:style-name="P23">expensive</text:p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5T15:41:48.240000000</meta:creation-date>
    <dc:date>2023-10-06T13:58:21.136000000</dc:date>
    <meta:editing-duration>PT1H26M27S</meta:editing-duration>
    <meta:editing-cycles>22</meta:editing-cycles>
    <meta:generator>LibreOffice/7.0.2.2$Windows_X86_64 LibreOffice_project/8349ace3c3162073abd90d81fd06dcfb6b36b994</meta:generator>
    <meta:document-statistic meta:table-count="1" meta:image-count="0" meta:object-count="0" meta:page-count="4" meta:paragraph-count="92" meta:word-count="587" meta:character-count="3873" meta:non-whitespace-character-count="3374"/>
  </office:meta>
</office:document-meta>
</file>